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92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16.67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19.05mm"/>
    </style:style>
    <style:style style:name="ro1" style:family="table-row">
      <style:table-row-properties style:row-height="7.14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7.28mm" fo:break-before="auto" style:use-optimal-row-height="true"/>
    </style:style>
    <style:style style:name="ro5" style:family="table-row">
      <style:table-row-properties style:row-height="4.5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2" style:family="table-cell" style:parent-style-name="Heading" style:data-style-name="N40">
      <style:table-cell-properties style:text-align-source="fix" style:repeat-content="false" fo:background-color="transparent" style:vertical-align="automatic"/>
      <style:paragraph-properties fo:text-align="start" fo:margin-left="0mm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5" style:family="table-cell" style:parent-style-name="Default" style:data-style-name="N108"/>
    <style:style style:name="ce9" style:family="table-cell" style:parent-style-name="Default" style:data-style-name="N108">
      <style:text-properties fo:font-size="16pt" fo:font-weight="bold" style:font-size-asian="16pt" style:font-weight-asian="bold" style:font-size-complex="16pt" style:font-weight-complex="bold"/>
    </style:style>
    <style:style style:name="ce1" style:family="table-cell" style:parent-style-name="Default" style:data-style-name="N0"/>
    <style:style style:name="ce6" style:family="table-cell" style:parent-style-name="Default" style:data-style-name="N40">
      <style:table-cell-properties fo:background-color="#00ccff" style:cell-protect="none" style:print-content="true"/>
    </style:style>
    <style:style style:name="ce3" style:family="table-cell" style:parent-style-name="Default" style:data-style-name="N40"/>
    <style:style style:name="ce7" style:family="table-cell" style:parent-style-name="Default" style:data-style-name="N40">
      <style:table-cell-properties style:cell-protect="none" style:print-content="true"/>
    </style:style>
    <style:style style:name="ce10" style:family="table-cell" style:parent-style-name="Default" style:data-style-name="N107">
      <style:text-properties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cell-protect="none" style:print-content="true"/>
    </style:style>
    <style:style style:name="ce4" style:family="table-cell" style:parent-style-name="Default" style:data-style-name="N0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8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 style:data-style-name="N107">
      <style:table-cell-properties style:text-align-source="fix" style:repeat-content="false" style:vertical-align="automatic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/>
      <table:table table:name="Zeitabrechnung" table:style-name="ta1" table:protected="true">
        <loext:table-protection loext:select-protected-cells="true" loext:select-unprotected-cells="true"/>
        <table:table-column table:style-name="co1" table:default-cell-style-name="ce5"/>
        <table:table-column table:style-name="co2" table:number-columns-repeated="3" table:default-cell-style-name="ce3"/>
        <table:table-column table:style-name="co3" table:default-cell-style-name="ce1"/>
        <table:table-column table:style-name="co4" table:default-cell-style-name="ce1"/>
        <table:table-column table:style-name="co5" table:number-columns-repeated="1018" table:default-cell-style-name="ce1"/>
        <table:table-row table:style-name="ro1">
          <table:table-cell table:style-name="ce2" office:value-type="string" calcext:value-type="string">
            <text:p>Zeitabrechnung SoPra Entwickler-Team</text:p>
          </table:table-cell>
          <table:table-cell table:style-name="ce1"/>
          <table:table-cell table:number-columns-repeated="2"/>
          <table:table-cell office:value-type="string" calcext:value-type="string">
            <text:p>Nummer: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imn Ahmed</text:p>
          </table:table-cell>
          <table:table-cell table:style-name="ce6" office:value-type="string" calcext:value-type="string">
            <text:p>Andrew Almaguer</text:p>
          </table:table-cell>
          <table:table-cell table:style-name="ce6" office:value-type="string" calcext:value-type="string">
            <text:p>Stefan Zind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Entwickler 1</text:p>
          </table:table-cell>
          <table:table-cell office:value-type="string" calcext:value-type="string">
            <text:p>Entwickler 2</text:p>
          </table:table-cell>
          <table:table-cell office:value-type="string" calcext:value-type="string">
            <text:p>Entwickler 3</text:p>
          </table:table-cell>
          <table:table-cell table:number-columns-repeated="1020"/>
        </table:table-row>
        <table:table-row table:style-name="ro2">
          <table:table-cell office:value-type="date" office:date-value="2017-10-16" calcext:value-type="date">
            <text:p>Montag, 2017-10-1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17" calcext:value-type="date">
            <text:p>Dienstag, 2017-10-17</text:p>
          </table:table-cell>
          <table:table-cell table:number-columns-repeated="3" table:style-name="ce7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2">
          <table:table-cell office:value-type="date" office:date-value="2017-10-18" calcext:value-type="date">
            <text:p>Mittwoch, 2017-10-1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19" calcext:value-type="date">
            <text:p>Donnerstag, 2017-10-19</text:p>
          </table:table-cell>
          <table:table-cell table:style-name="ce7" office:value-type="time" office:time-value="PT02H00M00S" calcext:value-type="time">
            <text:p>02:00</text:p>
          </table:table-cell>
          <table:table-cell table:style-name="ce7"/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0-20" calcext:value-type="date">
            <text:p>Freitag, 2017-10-2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21" calcext:value-type="date">
            <text:p>Samstag, 2017-10-2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22" calcext:value-type="date">
            <text:p>Sonntag, 2017-10-2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23" calcext:value-type="date">
            <text:p>Montag, 2017-10-23</text:p>
          </table:table-cell>
          <table:table-cell table:style-name="ce7"/>
          <table:table-cell table:number-columns-repeated="2" table:style-name="ce7" office:value-type="time" office:time-value="PT02H15M00S" calcext:value-type="time">
            <text:p>02:15</text:p>
          </table:table-cell>
          <table:table-cell table:number-columns-repeated="1020"/>
        </table:table-row>
        <table:table-row table:style-name="ro2">
          <table:table-cell office:value-type="date" office:date-value="2017-10-24" calcext:value-type="date">
            <text:p>Dienstag, 2017-10-24</text:p>
          </table:table-cell>
          <table:table-cell table:style-name="ce7" office:value-type="time" office:time-value="PT01H30M00S" calcext:value-type="time">
            <text:p>01:30</text:p>
          </table:table-cell>
          <table:table-cell table:style-name="ce7" office:value-type="time" office:time-value="PT00H45M00S" calcext:value-type="time">
            <text:p>00:4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10-25" calcext:value-type="date">
            <text:p>Mittwoch, 2017-10-25</text:p>
          </table:table-cell>
          <table:table-cell table:style-name="ce7" office:value-type="time" office:time-value="PT00H30M00S" calcext:value-type="time">
            <text:p>00:30</text:p>
          </table:table-cell>
          <table:table-cell table:style-name="ce7" table:number-columns-repeated="2"/>
          <table:table-cell table:number-columns-repeated="1020"/>
        </table:table-row>
        <table:table-row table:style-name="ro2">
          <table:table-cell office:value-type="date" office:date-value="2017-10-26" calcext:value-type="date">
            <text:p>Donnerstag, 2017-10-26</text:p>
          </table:table-cell>
          <table:table-cell table:style-name="ce7" office:value-type="time" office:time-value="PT00H30M00S" calcext:value-type="time">
            <text:p>00:30</text:p>
          </table:table-cell>
          <table:table-cell table:style-name="ce7" table:number-columns-repeated="2"/>
          <table:table-cell table:number-columns-repeated="1020"/>
        </table:table-row>
        <table:table-row table:style-name="ro2">
          <table:table-cell office:value-type="date" office:date-value="2017-10-27" calcext:value-type="date">
            <text:p>Freitag, 2017-10-27</text:p>
          </table:table-cell>
          <table:table-cell table:style-name="ce7" office:value-type="time" office:time-value="PT03H30M00S" calcext:value-type="time">
            <text:p>03:30</text:p>
          </table:table-cell>
          <table:table-cell table:style-name="ce7" office:value-type="time" office:time-value="PT01H30M00S" calcext:value-type="time">
            <text:p>01:30</text:p>
          </table:table-cell>
          <table:table-cell table:style-name="ce7" office:value-type="time" office:time-value="PT05H30M00S" calcext:value-type="time">
            <text:p>05:30</text:p>
          </table:table-cell>
          <table:table-cell table:number-columns-repeated="1020"/>
        </table:table-row>
        <table:table-row table:style-name="ro2">
          <table:table-cell office:value-type="date" office:date-value="2017-10-28" calcext:value-type="date">
            <text:p>Samstag, 2017-10-2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29" calcext:value-type="date">
            <text:p>Sonntag, 2017-10-2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30" calcext:value-type="date">
            <text:p>Montag, 2017-10-30</text:p>
          </table:table-cell>
          <table:table-cell table:style-name="ce7" table:number-columns-repeated="3"/>
          <table:table-cell table:number-columns-repeated="1020"/>
        </table:table-row>
        <table:table-row table:style-name="ro3">
          <table:table-cell office:value-type="date" office:date-value="2017-10-31" calcext:value-type="date">
            <text:p>Dienstag, 2017-10-31</text:p>
          </table:table-cell>
          <table:table-cell table:style-name="ce7" table:number-columns-repeated="2"/>
          <table:table-cell table:style-name="ce20"/>
          <table:table-cell table:number-columns-repeated="1020"/>
        </table:table-row>
        <table:table-row table:style-name="ro3">
          <table:table-cell office:value-type="date" office:date-value="2017-11-01" calcext:value-type="date">
            <text:p>Mittwoch, 2017-11-01</text:p>
          </table:table-cell>
          <table:table-cell table:style-name="ce7"/>
          <table:table-cell table:style-name="ce7" office:value-type="time" office:time-value="PT01H00M00S" calcext:value-type="time">
            <text:p>01:00</text:p>
          </table:table-cell>
          <table:table-cell table:style-name="ce20"/>
          <table:table-cell table:number-columns-repeated="1020"/>
        </table:table-row>
        <table:table-row table:style-name="ro2">
          <table:table-cell office:value-type="date" office:date-value="2017-11-02" calcext:value-type="date">
            <text:p>Donnerstag, 2017-11-02</text:p>
          </table:table-cell>
          <table:table-cell table:style-name="ce7"/>
          <table:table-cell table:style-name="ce7" office:value-type="time" office:time-value="PT03H00M00S" calcext:value-type="time">
            <text:p>03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11-03" calcext:value-type="date">
            <text:p>Freitag, 2017-11-0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04" calcext:value-type="date">
            <text:p>Samstag, 2017-11-0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05" calcext:value-type="date">
            <text:p>Sonntag, 2017-11-0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06" calcext:value-type="date">
            <text:p>Montag, 2017-11-06</text:p>
          </table:table-cell>
          <table:table-cell table:style-name="ce7" table:number-columns-repeated="3"/>
          <table:table-cell table:number-columns-repeated="1020"/>
        </table:table-row>
        <table:table-row table:style-name="ro3">
          <table:table-cell office:value-type="date" office:date-value="2017-11-07" calcext:value-type="date">
            <text:p>Dienstag, 2017-11-07</text:p>
          </table:table-cell>
          <table:table-cell table:style-name="ce7" table:number-columns-repeated="2"/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3">
          <table:table-cell office:value-type="date" office:date-value="2017-11-08" calcext:value-type="date">
            <text:p>Mittwoch, 2017-11-08</text:p>
          </table:table-cell>
          <table:table-cell table:style-name="ce7" table:number-columns-repeated="2"/>
          <table:table-cell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7-11-09" calcext:value-type="date">
            <text:p>Donnerstag, 2017-11-09</text:p>
          </table:table-cell>
          <table:table-cell table:style-name="ce7" table:number-columns-repeated="2"/>
          <table:table-cell table:style-name="ce7" office:value-type="time" office:time-value="PT10H00M00S" calcext:value-type="time">
            <text:p>10:00</text:p>
          </table:table-cell>
          <table:table-cell table:number-columns-repeated="1020"/>
        </table:table-row>
        <table:table-row table:style-name="ro2">
          <table:table-cell office:value-type="date" office:date-value="2017-11-10" calcext:value-type="date">
            <text:p>Freitag, 2017-11-10</text:p>
          </table:table-cell>
          <table:table-cell table:style-name="ce7" office:value-type="time" office:time-value="PT03H00M00S" calcext:value-type="time">
            <text:p>03:00</text:p>
          </table:table-cell>
          <table:table-cell table:style-name="ce7" office:value-type="time" office:time-value="PT01H00M00S" calcext:value-type="time">
            <text:p>01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11-11" calcext:value-type="date">
            <text:p>Samstag, 2017-11-1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2" calcext:value-type="date">
            <text:p>Sonntag, 2017-11-1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3" calcext:value-type="date">
            <text:p>Montag, 2017-11-1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4" calcext:value-type="date">
            <text:p>Dienstag, 2017-11-1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5" calcext:value-type="date">
            <text:p>Mittwoch, 2017-11-1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6" calcext:value-type="date">
            <text:p>Donnerstag, 2017-11-1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7" calcext:value-type="date">
            <text:p>Freitag, 2017-11-1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8" calcext:value-type="date">
            <text:p>Samstag, 2017-11-1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9" calcext:value-type="date">
            <text:p>Sonntag, 2017-11-1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0" calcext:value-type="date">
            <text:p>Montag, 2017-11-2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1" calcext:value-type="date">
            <text:p>Dienstag, 2017-11-2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2" calcext:value-type="date">
            <text:p>Mittwoch, 2017-11-2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3" calcext:value-type="date">
            <text:p>Donnerstag, 2017-11-2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4" calcext:value-type="date">
            <text:p>Freitag, 2017-11-2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5" calcext:value-type="date">
            <text:p>Samstag, 2017-11-2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6" calcext:value-type="date">
            <text:p>Sonntag, 2017-11-2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7" calcext:value-type="date">
            <text:p>Montag, 2017-11-2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8" calcext:value-type="date">
            <text:p>Dienstag, 2017-11-2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9" calcext:value-type="date">
            <text:p>Mittwoch, 2017-11-2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30" calcext:value-type="date">
            <text:p>Donnerstag, 2017-11-3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1" calcext:value-type="date">
            <text:p>Freitag, 2017-12-0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2" calcext:value-type="date">
            <text:p>Samstag, 2017-12-0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3" calcext:value-type="date">
            <text:p>Sonntag, 2017-12-0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4" calcext:value-type="date">
            <text:p>Montag, 2017-12-0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5" calcext:value-type="date">
            <text:p>Dienstag, 2017-12-0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6" calcext:value-type="date">
            <text:p>Mittwoch, 2017-12-0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7" calcext:value-type="date">
            <text:p>Donnerstag, 2017-12-0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8" calcext:value-type="date">
            <text:p>Freitag, 2017-12-0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9" calcext:value-type="date">
            <text:p>Samstag, 2017-12-0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0" calcext:value-type="date">
            <text:p>Sonntag, 2017-12-1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1" calcext:value-type="date">
            <text:p>Montag, 2017-12-1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2" calcext:value-type="date">
            <text:p>Dienstag, 2017-12-1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3" calcext:value-type="date">
            <text:p>Mittwoch, 2017-12-1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4" calcext:value-type="date">
            <text:p>Donnerstag, 2017-12-1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5" calcext:value-type="date">
            <text:p>Freitag, 2017-12-1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6" calcext:value-type="date">
            <text:p>Samstag, 2017-12-1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7" calcext:value-type="date">
            <text:p>Sonntag, 2017-12-1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8" calcext:value-type="date">
            <text:p>Montag, 2017-12-1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9" calcext:value-type="date">
            <text:p>Dienstag, 2017-12-1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0" calcext:value-type="date">
            <text:p>Mittwoch, 2017-12-2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1" calcext:value-type="date">
            <text:p>Donnerstag, 2017-12-2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2" calcext:value-type="date">
            <text:p>Freitag, 2017-12-2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3" calcext:value-type="date">
            <text:p>Samstag, 2017-12-2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4" calcext:value-type="date">
            <text:p>Sonntag, 2017-12-2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5" calcext:value-type="date">
            <text:p>Montag, 2017-12-2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6" calcext:value-type="date">
            <text:p>Dienstag, 2017-12-2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7" calcext:value-type="date">
            <text:p>Mittwoch, 2017-12-2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8" calcext:value-type="date">
            <text:p>Donnerstag, 2017-12-2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9" calcext:value-type="date">
            <text:p>Freitag, 2017-12-2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30" calcext:value-type="date">
            <text:p>Samstag, 2017-12-3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31" calcext:value-type="date">
            <text:p>Sonntag, 2017-12-3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1" calcext:value-type="date">
            <text:p>Montag, 2018-01-0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2" calcext:value-type="date">
            <text:p>Dienstag, 2018-01-0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3" calcext:value-type="date">
            <text:p>Mittwoch, 2018-01-0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4" calcext:value-type="date">
            <text:p>Donnerstag, 2018-01-0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5" calcext:value-type="date">
            <text:p>Freitag, 2018-01-0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6" calcext:value-type="date">
            <text:p>Samstag, 2018-01-0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7" calcext:value-type="date">
            <text:p>Sonntag, 2018-01-0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8" calcext:value-type="date">
            <text:p>Montag, 2018-01-0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9" calcext:value-type="date">
            <text:p>Dienstag, 2018-01-0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0" calcext:value-type="date">
            <text:p>Mittwoch, 2018-01-1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1" calcext:value-type="date">
            <text:p>Donnerstag, 2018-01-1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2" calcext:value-type="date">
            <text:p>Freitag, 2018-01-1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3" calcext:value-type="date">
            <text:p>Samstag, 2018-01-1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4" calcext:value-type="date">
            <text:p>Sonntag, 2018-01-1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5" calcext:value-type="date">
            <text:p>Montag, 2018-01-1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6" calcext:value-type="date">
            <text:p>Dienstag, 2018-01-1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7" calcext:value-type="date">
            <text:p>Mittwoch, 2018-01-1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8" calcext:value-type="date">
            <text:p>Donnerstag, 2018-01-1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9" calcext:value-type="date">
            <text:p>Freitag, 2018-01-1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0" calcext:value-type="date">
            <text:p>Samstag, 2018-01-2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1" calcext:value-type="date">
            <text:p>Sonntag, 2018-01-2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2" calcext:value-type="date">
            <text:p>Montag, 2018-01-2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3" calcext:value-type="date">
            <text:p>Dienstag, 2018-01-2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4" calcext:value-type="date">
            <text:p>Mittwoch, 2018-01-2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5" calcext:value-type="date">
            <text:p>Donnerstag, 2018-01-2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6" calcext:value-type="date">
            <text:p>Freitag, 2018-01-2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7" calcext:value-type="date">
            <text:p>Samstag, 2018-01-2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8" calcext:value-type="date">
            <text:p>Sonntag, 2018-01-2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9" calcext:value-type="date">
            <text:p>Montag, 2018-01-2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30" calcext:value-type="date">
            <text:p>Dienstag, 2018-01-3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31" calcext:value-type="date">
            <text:p>Mittwoch, 2018-01-3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1" calcext:value-type="date">
            <text:p>Donnerstag, 2018-02-0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2" calcext:value-type="date">
            <text:p>Freitag, 2018-02-0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3" calcext:value-type="date">
            <text:p>Samstag, 2018-02-0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4" calcext:value-type="date">
            <text:p>Sonntag, 2018-02-0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5" calcext:value-type="date">
            <text:p>Montag, 2018-02-0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6" calcext:value-type="date">
            <text:p>Dienstag, 2018-02-0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7" calcext:value-type="date">
            <text:p>Mittwoch, 2018-02-0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8" calcext:value-type="date">
            <text:p>Donnerstag, 2018-02-0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9" calcext:value-type="date">
            <text:p>Freitag, 2018-02-09</text:p>
          </table:table-cell>
          <table:table-cell table:style-name="ce7" table:number-columns-repeated="3"/>
          <table:table-cell table:number-columns-repeated="1020"/>
        </table:table-row>
        <table:table-row table:style-name="ro4">
          <table:table-cell/>
          <table:table-cell table:formula="of:=[.B2]" office:value-type="string" office:string-value="Aimn Ahmed" calcext:value-type="string">
            <text:p>Aimn Ahmed</text:p>
          </table:table-cell>
          <table:table-cell table:formula="of:=[.C2]" office:value-type="string" office:string-value="Andrew Almaguer" calcext:value-type="string">
            <text:p>Andrew Almaguer</text:p>
          </table:table-cell>
          <table:table-cell table:formula="of:=[.D2]" office:value-type="string" office:string-value="Stefan Zindl" calcext:value-type="string">
            <text:p>Stefan Zindl</text:p>
          </table:table-cell>
          <table:table-cell/>
          <table:table-cell table:style-name="ce8" office:value-type="string" calcext:value-type="string">
            <text:p>Gesamt</text:p>
          </table:table-cell>
          <table:table-cell table:number-columns-repeated="1018"/>
        </table:table-row>
        <table:table-row table:style-name="ro4">
          <table:table-cell table:style-name="ce9" office:value-type="string" calcext:value-type="string">
            <text:p>Summe</text:p>
          </table:table-cell>
          <table:table-cell table:style-name="ce10" table:formula="of:=SUM([.B4:.B120])" office:value-type="time" office:time-value="PT12H00M00S" calcext:value-type="time">
            <text:p>12:00</text:p>
          </table:table-cell>
          <table:table-cell table:style-name="ce10" table:formula="of:=SUM([.C4:.C120])" office:value-type="time" office:time-value="PT10H30M00S" calcext:value-type="time">
            <text:p>10:30</text:p>
          </table:table-cell>
          <table:table-cell table:style-name="ce10" table:formula="of:=SUM([.D4:.D120])" office:value-type="time" office:time-value="PT25H45M00S" calcext:value-type="time">
            <text:p>25:45</text:p>
          </table:table-cell>
          <table:table-cell/>
          <table:table-cell table:style-name="ce11" table:formula="of:=SUM([.B122:.D122])" office:value-type="time" office:time-value="PT48H15M00S" calcext:value-type="time">
            <text:p>48:15</text:p>
          </table:table-cell>
          <table:table-cell table:number-columns-repeated="1018"/>
        </table:table-row>
        <table:table-row table:style-name="ro5" table:number-rows-repeated="104845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time-style style:name="N107" number:truncate-on-overflow="false">
      <number:hours number:style="long"/>
      <number:text>:</number:text>
      <number:minutes number:style="long"/>
    </number:time-style>
    <number:date-style style:name="N108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.00.0000</text:date>, <text:time style:data-style-name="N2" text:time-value="19:35:29.55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 LibreOffice_project/686f202eff87ef707079aeb7f485847613344eb7</meta:generator>
    <meta:initial-creator>Kai Mindermann</meta:initial-creator>
    <meta:creation-date>2015-10-06T10:15:48Z</meta:creation-date>
    <dc:date>2017-11-10T19:50:11.477000000</dc:date>
    <meta:editing-cycles>13</meta:editing-cycles>
    <meta:editing-duration>PT26M26S</meta:editing-duration>
    <meta:document-statistic meta:table-count="1" meta:cell-count="157" meta:object-count="0"/>
  </office:meta>
</office:document-meta>
</file>